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style:font-size-asian="12pt" style:font-name-complex="Arial" style:font-size-complex="12pt"/>
    </style:style>
    <style:style style:name="P11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s" fo:country="AR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$n_juzgado</text:p>
      <text:p text:style-name="P5">APELA.-</text:p>
      <text:p text:style-name="P5"/>
      <text:p text:style-name="P6">Señor Juez:</text:p>
      <text:p text:style-name="P2"><text:span text:style-name="T5">$abogado_descripcion, en mi carácter de apoderado de $nombre_empresa., con el domicilio constituido en autos en calle 48 Nº 726, 5º Piso <text:s/>de La Plata,</text:span><text:span text:style-name="T2"> en los autos caratulados “</text:span><text:span text:style-name="T5">$nombre_empresa. c/</text:span><text:span text:style-name="T2"> </text:span><text:span text:style-name="T5">$nombreCliente</text:span><text:span text:style-name="T1"> </text:span><text:span text:style-name="T5">s/ Cobro Ejecutivo” </text:span><text:span text:style-name="T1">a V. S. digo:</text:span></text:p>
      <text:p text:style-name="P3"/>
      <text:p text:style-name="P9"><text:span text:style-name="T3">I.-</text:span><text:span text:style-name="T4"> Que en legal tiempo y forma vengo a interponer Recurso de Apelación contra el auto de fecha </text:span><text:span text:style-name="T6">$textoLibre_1 </text:span><text:span text:style-name="T4">que desestima el embargo de haberes solicitado por la parte actora.-</text:span></text:p>
      <text:p text:style-name="P10">A esos efectos solicito se conceda el presente recurso y oportunamente se eleven las presentes actuaciones a la Excma. Cámara de Apelaciones a fin de su entendimiento.- </text:p>
      <text:p text:style-name="P10"/>
      <text:p text:style-name="P4">PROVEER DE CONFORMIDAD</text:p>
      <text:p text:style-name="P4">SERA JUSTICIA</text:p>
      <text:p text:style-name="P3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7:57:00</meta:creation-date>
    <dc:creator>silvia</dc:creator>
    <dc:date>2012-12-26T17:57:00</dc:date>
    <meta:print-date>2011-12-21T17:41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104" meta:character-count="655"/>
    <meta:generator>OpenOffice.org/3.4.1$Win32 OpenOffice.org_project/341m1$Build-9593</meta:generator>
  </office:meta>
</office:document-meta>
</file>